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C20000027B429D9ED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opacity="40%"/>
      <style:paragraph-properties fo:text-align="center"/>
    </style:style>
    <style:style style:name="P2" style:family="paragraph">
      <loext:graphic-properties draw:fill-color="#ff420e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846cm" svg:height="0.5cm" svg:x="6.1cm" svg:y="10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47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7.793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41cm" svg:y="10.8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9.488cm" svg:y="10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25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1.171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19cm" svg:y="10.8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866cm" svg:y="10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3.713cm" svg:y="10.8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101cm" svg:y="1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48cm" svg:y="11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7.794cm" svg:y="11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42cm" svg:y="11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9.489cm" svg:y="11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26cm" svg:y="11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1.172cm" svg:y="11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2cm" svg:y="11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867cm" svg:y="11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3.714cm" svg:y="11.5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102cm" svg:y="12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49cm" svg:y="12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7.795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43cm" svg:y="12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9.49cm" svg:y="12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27cm" svg:y="12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1.173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21cm" svg:y="12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868cm" svg:y="12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3.715cm" svg:y="12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103cm" svg:y="13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5cm" svg:y="13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7.796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44cm" svg:y="1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9.491cm" svg:y="13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28cm" svg:y="13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1.174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22cm" svg:y="1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869cm" svg:y="13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3.716cm" svg:y="13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6.258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7.159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6.101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48cm" svg:y="8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6.259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7.16cm" svg:y="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7.802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49cm" svg:y="8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7.96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861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7.803cm" svg:y="11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5cm" svg:y="11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7.961cm" svg:y="11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862cm" svg:y="1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9.503cm" svg:y="9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5cm" svg:y="9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9.661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0.562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9.504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51cm" svg:y="12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9.662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0.563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11.204cm" svg:y="9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51cm" svg:y="9.8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11.362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2.263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11.205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2.052cm" svg:y="1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11.363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2.264cm" svg:y="1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6.102cm" svg:y="11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49cm" svg:y="11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6.26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7.161cm" svg:y="11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6.103cm" svg:y="12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5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6.261cm" svg:y="1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7.162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6.104cm" svg:y="13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6.951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6.262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7.163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7.805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52cm" svg:y="1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7.963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864cm" svg:y="1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7.806cm" svg:y="12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8.653cm" svg:y="12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7.964cm" svg:y="1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8.865cm" svg:y="1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6cm" svg:height="0.5cm" svg:x="9.507cm" svg:y="13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46cm" svg:height="0.5cm" svg:x="10.354cm" svg:y="13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9.665cm" svg:y="1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0.566cm" svg:y="13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6cm" svg:y1="10.6cm" svg:x2="16.8cm" svg:y2="10.6cm">
          <text:p/>
        </draw:line>
        <draw:frame draw:style-name="gr4" draw:text-style-name="P4" draw:layer="layout" svg:width="3.8cm" svg:height="2.384cm" svg:x="0cm" svg:y="11.7cm">
          <draw:text-box>
            <text:p>SIS100 stacking</text:p>
          </draw:text-box>
        </draw:frame>
        <draw:line draw:style-name="gr5" draw:text-style-name="P3" draw:layer="layout" svg:x1="6.5cm" svg:y1="8.8cm" svg:x2="6.5cm" svg:y2="10.9cm">
          <text:p/>
        </draw:line>
        <draw:line draw:style-name="gr5" draw:text-style-name="P3" draw:layer="layout" svg:x1="7.4cm" svg:y1="8.8cm" svg:x2="7.4cm" svg:y2="10.9cm">
          <text:p/>
        </draw:line>
        <draw:line draw:style-name="gr5" draw:text-style-name="P3" draw:layer="layout" svg:x1="8.2cm" svg:y1="9.4cm" svg:x2="8.2cm" svg:y2="11.5cm">
          <text:p/>
        </draw:line>
        <draw:line draw:style-name="gr5" draw:text-style-name="P3" draw:layer="layout" svg:x1="9.1cm" svg:y1="9.4cm" svg:x2="9.1cm" svg:y2="11.5cm">
          <text:p/>
        </draw:line>
        <draw:line draw:style-name="gr5" draw:text-style-name="P3" draw:layer="layout" svg:x1="10.8cm" svg:y1="9.9cm" svg:x2="10.8cm" svg:y2="12.3cm">
          <text:p/>
        </draw:line>
        <draw:line draw:style-name="gr5" draw:text-style-name="P3" draw:layer="layout" svg:x1="9.9cm" svg:y1="9.9cm" svg:x2="9.9cm" svg:y2="12.3cm">
          <text:p/>
        </draw:line>
        <draw:line draw:style-name="gr5" draw:text-style-name="P3" draw:layer="layout" svg:x1="10.8cm" svg:y1="9.9cm" svg:x2="10.8cm" svg:y2="12.3cm">
          <text:p/>
        </draw:line>
        <draw:line draw:style-name="gr5" draw:text-style-name="P3" draw:layer="layout" svg:x1="11.6cm" svg:y1="10.3cm" svg:x2="11.6cm" svg:y2="13.1cm">
          <text:p/>
        </draw:line>
        <draw:line draw:style-name="gr5" draw:text-style-name="P3" draw:layer="layout" svg:x1="12.5cm" svg:y1="10.2cm" svg:x2="12.5cm" svg:y2="13.1cm">
          <text:p/>
        </draw:line>
        <draw:frame draw:style-name="gr6" draw:text-style-name="P5" draw:layer="layout" svg:width="11.37cm" svg:height="6.692cm" svg:x="3.93cm" svg:y="1.104cm">
          <draw:image xlink:href="Pictures/10000000000003C20000027B429D9EDA.png" xlink:type="simple" xlink:show="embed" xlink:actuate="onLoad">
            <text:p/>
          </draw:image>
        </draw:frame>
        <draw:frame draw:style-name="gr7" draw:text-style-name="P4" draw:layer="layout" svg:width="3.9cm" svg:height="3.095cm" svg:x="-0.071cm" svg:y="7.203cm">
          <draw:text-box>
            <text:p>SIS18 U<text:span text:style-name="T1">28+</text:span> super cy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4:17:01.844000000</meta:creation-date>
    <dc:date>2016-08-25T14:37:05.595000000</dc:date>
    <meta:editing-duration>PT4M52S</meta:editing-duration>
    <meta:editing-cycles>1</meta:editing-cycles>
    <meta:document-statistic meta:object-count="107"/>
    <meta:generator>LibreOffice/4.4.4.3$Windows_x86 LibreOffice_project/2c39ebcf046445232b798108aa8a7e7d89552ea8</meta:generator>
  </office:meta>
</office:document-meta>
</file>